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erif" svg:font-family="'DejaVu Serif'" style:font-family-generic="roman" style:font-pitch="variable"/>
    <style:font-face style:name="Droid Serif" svg:font-family="'Droid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1fd7a9" officeooo:paragraph-rsid="001fd7a9"/>
    </style:style>
    <style:style style:name="P2" style:family="paragraph" style:parent-style-name="Standard">
      <style:text-properties style:font-name="Droid Sans" officeooo:rsid="001fd7a9" officeooo:paragraph-rsid="0025f726"/>
    </style:style>
    <style:style style:name="P3" style:family="paragraph" style:parent-style-name="Standard">
      <style:text-properties style:font-name="Droid Sans" officeooo:rsid="00223c98" officeooo:paragraph-rsid="00223c98"/>
    </style:style>
    <style:style style:name="P4" style:family="paragraph" style:parent-style-name="Standard">
      <style:text-properties style:font-name="Droid Sans" officeooo:rsid="00231974" officeooo:paragraph-rsid="00223c98"/>
    </style:style>
    <style:style style:name="P5" style:family="paragraph" style:parent-style-name="Standard">
      <style:text-properties style:font-name="Droid Sans" officeooo:rsid="00231974" officeooo:paragraph-rsid="00231974"/>
    </style:style>
    <style:style style:name="P6" style:family="paragraph" style:parent-style-name="Standard">
      <style:text-properties style:font-name="Droid Sans" officeooo:rsid="0023e565" officeooo:paragraph-rsid="0023e565"/>
    </style:style>
    <style:style style:name="P7" style:family="paragraph" style:parent-style-name="Standard">
      <style:text-properties style:font-name="Droid Sans" officeooo:rsid="0025f726" officeooo:paragraph-rsid="0025f726"/>
    </style:style>
    <style:style style:name="P8" style:family="paragraph" style:parent-style-name="Standard">
      <style:text-properties style:font-name="Droid Sans" officeooo:rsid="0025f726" officeooo:paragraph-rsid="002678fc"/>
    </style:style>
    <style:style style:name="P9" style:family="paragraph" style:parent-style-name="Standard">
      <style:text-properties style:font-name="Droid Sans" officeooo:rsid="002678fc" officeooo:paragraph-rsid="002678fc"/>
    </style:style>
    <style:style style:name="P10" style:family="paragraph" style:parent-style-name="Standard">
      <style:text-properties style:font-name="Droid Sans" officeooo:rsid="002983a1" officeooo:paragraph-rsid="002983a1"/>
    </style:style>
    <style:style style:name="P11" style:family="paragraph" style:parent-style-name="Text_20_body">
      <style:text-properties style:font-name="Droid Sans"/>
    </style:style>
    <style:style style:name="P12" style:family="paragraph" style:parent-style-name="Text_20_body">
      <style:text-properties style:font-name="Droid Sans" officeooo:rsid="001fd7a9" officeooo:paragraph-rsid="001fd7a9"/>
    </style:style>
    <style:style style:name="P13" style:family="paragraph" style:parent-style-name="Text_20_body">
      <style:text-properties style:font-name="Droid Sans" officeooo:rsid="0025adc5" officeooo:paragraph-rsid="0025adc5"/>
    </style:style>
    <style:style style:name="P14" style:family="paragraph" style:parent-style-name="Text_20_body">
      <style:text-properties style:font-name="Droid Sans" officeooo:rsid="0025f726" officeooo:paragraph-rsid="0025f726"/>
    </style:style>
    <style:style style:name="T1" style:family="text">
      <style:text-properties officeooo:rsid="0021490c"/>
    </style:style>
    <style:style style:name="T2" style:family="text">
      <style:text-properties officeooo:rsid="0025f726"/>
    </style:style>
    <style:style style:name="T3" style:family="text">
      <style:text-properties officeooo:rsid="002621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fLight</text:p>
      <text:p text:style-name="P1">A compiler debug graph viewer</text:p>
      <text:p text:style-name="P1"/>
      <text:p text:style-name="P6">Licensing</text:p>
      <text:p text:style-name="P1">The MIT License (MIT)</text:p>
      <text:p text:style-name="P1">Copyright (c) 2016 Cobol-team</text:p>
      <text:p text:style-name="P1"/>
      <text:p text:style-name="P1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1">The above copyright notice and this permission notice shall be included in all copies or substantial portions of the Software.</text:p>
      <text:p text:style-name="P1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3">Libraries</text:p>
      <text:p text:style-name="P13">Graphstreamer LGPL</text:p>
      <text:p text:style-name="P13">Jgraph BSD</text:p>
      <text:p text:style-name="P13">JgraphT LGPL</text:p>
      <text:p text:style-name="P13">JSON-java <text:span text:style-name="T2">JSON License</text:span></text:p>
      <text:p text:style-name="P14">Mockito MIT</text:p>
      <text:p text:style-name="P14">Hamcrest BSD</text:p>
      <text:p text:style-name="P14">Junit EPL</text:p>
      <text:p text:style-name="P1"/>
      <text:p text:style-name="P1">Description</text:p>
      <text:p text:style-name="P1">GrafLight is program that visualizes the output JSON files <text:span text:style-name="T1">from a new type of compiler that maps high level functions to low level ASM instructions using a mathematical graph model. </text:span></text:p>
      <text:p text:style-name="P1"/>
      <text:p text:style-name="P5">Graph Key</text:p>
      <text:p text:style-name="P5"/>
      <text:p text:style-name="P3"/>
      <text:p text:style-name="P3">Usage</text:p>
      <text:p text:style-name="P7"><text:soft-page-break/>Execution</text:p>
      <text:p text:style-name="P2">mpv [json function file]</text:p>
      <text:p text:style-name="P3"/>
      <text:p text:style-name="P7">Navigation</text:p>
      <text:p text:style-name="P7">Zoom | Keys: <text:span text:style-name="T3">In </text:span>[+], <text:span text:style-name="T3">Out [-] Mouse: In [scroll forward], Out [scroll backward]</text:span></text:p>
      <text:p text:style-name="P9">Move | Keys: [directional keys] Mouse: [click] + drag</text:p>
      <text:p text:style-name="P8"/>
      <text:p text:style-name="P7">Editing</text:p>
      <text:p text:style-name="P10">Move node | Mouse: [click] + drag</text:p>
      <text:p text:style-name="P10">Undo move | Keys: [ctrl] + [z]</text:p>
      <text:p text:style-name="P3"/>
      <text:p text:style-name="P5">Taking screenshot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erif" svg:font-family="'DejaVu Serif'" style:font-family-generic="roman" style:font-pitch="variable"/>
    <style:font-face style:name="Droid Serif" svg:font-family="'Droid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09:06:18.193533736</meta:creation-date>
    <dc:date>2016-05-17T10:27:14.238415611</dc:date>
    <meta:editing-duration>PT18M53S</meta:editing-duration>
    <meta:editing-cycles>6</meta:editing-cycles>
    <meta:generator>LibreOffice/5.1.3.2$Linux_X86_64 LibreOffice_project/10m0$Build-2</meta:generator>
    <meta:document-statistic meta:table-count="0" meta:image-count="0" meta:object-count="0" meta:page-count="2" meta:paragraph-count="29" meta:word-count="273" meta:character-count="1687" meta:non-whitespace-character-count="1442"/>
  </office:meta>
</office:document-meta>
</file>